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Preformatted_20_Text" style:list-style-name="L4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proyecto implica crear una aplicación web con una API REST en Python que interactúe con una base de datos MariaDB. Además, la aplicación debe ser desplegada usando Docker y contener funcionalidades como CRUD, carga de archivos, pruebas unitarias y seguridad mediante SAST (Static Application Security Testing). A continuación, te doy una guía paso a paso para que puedas desarrollar y desplegar esta aplicación correctamente.</text:p>
      <text:h text:style-name="Heading_20_3" text:outline-level="3">1. <text:span text:style-name="Strong_20_Emphasis">Preparativos iniciales</text:span></text:h>
      <text:p text:style-name="Text_20_body">Antes de empezar a escribir el código, asegúrate de tener las herramientas necesarias instaladas:</text:p>
      <text:list text:style-name="L1">
        <text:list-item>
          <text:p text:style-name="P5"><text:span text:style-name="Strong_20_Emphasis">Python</text:span> (recomendado Python 3.x) </text:p>
        </text:list-item>
        <text:list-item>
          <text:p text:style-name="P5"><text:span text:style-name="Strong_20_Emphasis">Docker y Docker Compose</text:span> </text:p>
        </text:list-item>
        <text:list-item>
          <text:p text:style-name="P5"><text:span text:style-name="Strong_20_Emphasis">MariaDB</text:span> (usaremos la imagen oficial de MariaDB en Docker) </text:p>
        </text:list-item>
        <text:list-item>
          <text:p text:style-name="P4"><text:span text:style-name="Strong_20_Emphasis">Apache</text:span> (será usado como proxy y servidor web) </text:p>
        </text:list-item>
      </text:list>
      <text:h text:style-name="Heading_20_3" text:outline-level="3">2. <text:span text:style-name="Strong_20_Emphasis">Estructura del proyecto</text:span></text:h>
      <text:p text:style-name="Text_20_body">La estructura básica de tu proyecto debería lucir algo así:</text:p>
      <text:p text:style-name="Preformatted_20_Text"><text:span text:style-name="Source_20_Text">/mi_aplicacion</text:span></text:p>
      <text:p text:style-name="Preformatted_20_Text"><text:span text:style-name="Source_20_Text">|-- /app</text:span></text:p>
      <text:p text:style-name="Preformatted_20_Text"><text:span text:style-name="Source_20_Text">| <text:s text:c="2"/>|-- app.py <text:s text:c="15"/># Código de la API REST en Python</text:span></text:p>
      <text:p text:style-name="Preformatted_20_Text"><text:span text:style-name="Source_20_Text">| <text:s text:c="2"/>|-- /static <text:s text:c="14"/># Archivos estáticos (si los necesitas)</text:span></text:p>
      <text:p text:style-name="Preformatted_20_Text"><text:span text:style-name="Source_20_Text">| <text:s text:c="2"/>|-- /templates <text:s text:c="11"/># Plantillas HTML (si las necesitas)</text:span></text:p>
      <text:p text:style-name="Preformatted_20_Text"><text:span text:style-name="Source_20_Text">|-- /db</text:span></text:p>
      <text:p text:style-name="Preformatted_20_Text"><text:span text:style-name="Source_20_Text">| <text:s text:c="2"/>|-- crear_base_datos.sql <text:s/># Script SQL para crear las tablas y cargar datos</text:span></text:p>
      <text:p text:style-name="Preformatted_20_Text"><text:span text:style-name="Source_20_Text">|-- /docker</text:span></text:p>
      <text:p text:style-name="Preformatted_20_Text"><text:span text:style-name="Source_20_Text">| <text:s text:c="2"/>|-- Dockerfile.python <text:s text:c="4"/># Dockerfile para la API Python</text:span></text:p>
      <text:p text:style-name="Preformatted_20_Text"><text:span text:style-name="Source_20_Text">| <text:s text:c="2"/>|-- Dockerfile.apache <text:s text:c="4"/># Dockerfile para el contenedor Apache</text:span></text:p>
      <text:p text:style-name="Preformatted_20_Text"><text:span text:style-name="Source_20_Text">|-- docker-compose.yml <text:s text:c="6"/># Configuración de Docker Compose</text:span></text:p>
      <text:p text:style-name="Preformatted_20_Text"><text:span text:style-name="Source_20_Text">|-- /tests <text:s text:c="18"/># Pruebas unitarias y pruebas SAST</text:span></text:p>
      <text:p text:style-name="Preformatted_20_Text"><text:span text:style-name="Source_20_Text">| <text:s text:c="2"/>|-- test_calculariva.py <text:s text:c="2"/># Prueba unitaria de la función calculariva</text:span></text:p>
      <text:p text:style-name="P1"><text:span text:style-name="Source_20_Text">|-- README.md <text:s text:c="15"/># Documentación básica de la app</text:span></text:p>
      <text:h text:style-name="Heading_20_3" text:outline-level="3">3. <text:span text:style-name="Strong_20_Emphasis">Base de datos MariaDB</text:span></text:h>
      <text:h text:style-name="Heading_20_4" text:outline-level="4">3.1 Crear el archivo SQL</text:h>
      <text:p text:style-name="Text_20_body">En el archivo <text:span text:style-name="Source_20_Text">crear_base_datos.sql</text:span>, debes definir las tablas que se utilizarán para el CRUD. Por ejemplo:</text:p>
      <text:p text:style-name="Preformatted_20_Text"><text:span text:style-name="Source_20_Text">CREATE DATABASE mi_aplicacion;</text:span></text:p>
      <text:p text:style-name="Preformatted_20_Text"/>
      <text:p text:style-name="Preformatted_20_Text"><text:span text:style-name="Source_20_Text">USE mi_aplicacion;</text:span></text:p>
      <text:p text:style-name="Preformatted_20_Text"/>
      <text:p text:style-name="Preformatted_20_Text"><text:span text:style-name="Source_20_Text">CREATE TABLE usuarios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nombre VARCHAR(100),</text:span></text:p>
      <text:p text:style-name="Preformatted_20_Text"><text:span text:style-name="Source_20_Text"><text:s text:c="4"/>correo VARCHAR(100),</text:span></text:p>
      <text:p text:style-name="Preformatted_20_Text"><text:span text:style-name="Source_20_Text"><text:s text:c="4"/>contrasena VARCHAR(255)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CREATE TABLE archivos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nombre VARCHAR(100),</text:span></text:p>
      <text:p text:style-name="Preformatted_20_Text"><text:span text:style-name="Source_20_Text"><text:s text:c="4"/>contenido LONGBLOB</text:span></text:p>
      <text:p text:style-name="Preformatted_20_Text"><text:span text:style-name="Source_20_Text">);</text:span></text:p>
      <text:p text:style-name="Preformatted_20_Text"/>
      <text:p text:style-name="Preformatted_20_Text"><text:soft-page-break/><text:span text:style-name="Source_20_Text">-- Puedes agregar datos iniciales si lo necesitas</text:span></text:p>
      <text:p text:style-name="P1"><text:span text:style-name="Source_20_Text">INSERT INTO usuarios (nombre, correo, contrasena) VALUES ('admin', 'admin@dominio.com', 'admin123');</text:span></text:p>
      <text:p text:style-name="Text_20_body">Este archivo creará una base de datos con dos tablas: <text:span text:style-name="Source_20_Text">usuarios</text:span> para el registro de usuarios, y <text:span text:style-name="Source_20_Text">archivos</text:span> para almacenar los archivos subidos.</text:p>
      <text:h text:style-name="Heading_20_3" text:outline-level="3">4. <text:span text:style-name="Strong_20_Emphasis">Desarrollando la API REST con Flask</text:span></text:h>
      <text:h text:style-name="Heading_20_4" text:outline-level="4">4.1 Instalar las dependencias</text:h>
      <text:p text:style-name="Text_20_body">Para crear la API, utilizaremos <text:span text:style-name="Strong_20_Emphasis">Flask</text:span>, un framework ligero de Python. Primero, crea un entorno virtual y activa el entorno.</text:p>
      <text:p text:style-name="Preformatted_20_Text"><text:span text:style-name="Source_20_Text">python3 -m venv venv</text:span></text:p>
      <text:p text:style-name="P1"><text:span text:style-name="Source_20_Text">source venv/bin/activate <text:s/># en Windows: venv\Scripts\activate</text:span></text:p>
      <text:p text:style-name="Text_20_body">Instala Flask y las dependencias necesarias:</text:p>
      <text:p text:style-name="P1"><text:span text:style-name="Source_20_Text">pip install Flask Flask-MySQLdb</text:span></text:p>
      <text:h text:style-name="Heading_20_4" text:outline-level="4">4.2 Crear la API REST</text:h>
      <text:p text:style-name="Text_20_body">En <text:span text:style-name="Source_20_Text">app.py</text:span>, define las rutas necesarias para el CRUD de usuarios y archivos.</text:p>
      <text:p text:style-name="Preformatted_20_Text"><text:span text:style-name="Source_20_Text">from flask import Flask, request, jsonify</text:span></text:p>
      <text:p text:style-name="Preformatted_20_Text"><text:span text:style-name="Source_20_Text">import MySQLdb</text:span></text:p>
      <text:p text:style-name="Preformatted_20_Text"/>
      <text:p text:style-name="Preformatted_20_Text"><text:span text:style-name="Source_20_Text">app = Flask(__name__)</text:span></text:p>
      <text:p text:style-name="Preformatted_20_Text"/>
      <text:p text:style-name="Preformatted_20_Text"><text:span text:style-name="Source_20_Text"># Configuración de la base de datos</text:span></text:p>
      <text:p text:style-name="Preformatted_20_Text"><text:span text:style-name="Source_20_Text">db = MySQLdb.connect(host="mariadb", user="root", passwd="rootpassword", db="mi_aplicacion")</text:span></text:p>
      <text:p text:style-name="Preformatted_20_Text"/>
      <text:p text:style-name="Preformatted_20_Text"><text:span text:style-name="Source_20_Text">@app.route('/api/usuarios', methods=['GET'])</text:span></text:p>
      <text:p text:style-name="Preformatted_20_Text"><text:span text:style-name="Source_20_Text">def get_usuarios():</text:span></text:p>
      <text:p text:style-name="Preformatted_20_Text"><text:span text:style-name="Source_20_Text"><text:s text:c="4"/>cursor = db.cursor()</text:span></text:p>
      <text:p text:style-name="Preformatted_20_Text"><text:span text:style-name="Source_20_Text"><text:s text:c="4"/>cursor.execute("SELECT * FROM usuarios")</text:span></text:p>
      <text:p text:style-name="Preformatted_20_Text"><text:span text:style-name="Source_20_Text"><text:s text:c="4"/>usuarios = cursor.fetchall()</text:span></text:p>
      <text:p text:style-name="Preformatted_20_Text"><text:span text:style-name="Source_20_Text"><text:s text:c="4"/>return jsonify(usuarios)</text:span></text:p>
      <text:p text:style-name="Preformatted_20_Text"/>
      <text:p text:style-name="Preformatted_20_Text"><text:span text:style-name="Source_20_Text">@app.route('/api/usuarios', methods=['POST'])</text:span></text:p>
      <text:p text:style-name="Preformatted_20_Text"><text:span text:style-name="Source_20_Text">def crear_usuario():</text:span></text:p>
      <text:p text:style-name="Preformatted_20_Text"><text:span text:style-name="Source_20_Text"><text:s text:c="4"/>data = request.json</text:span></text:p>
      <text:p text:style-name="Preformatted_20_Text"><text:span text:style-name="Source_20_Text"><text:s text:c="4"/>nombre = data['nombre']</text:span></text:p>
      <text:p text:style-name="Preformatted_20_Text"><text:span text:style-name="Source_20_Text"><text:s text:c="4"/>correo = data['correo']</text:span></text:p>
      <text:p text:style-name="Preformatted_20_Text"><text:span text:style-name="Source_20_Text"><text:s text:c="4"/>contrasena = data['contrasena']</text:span></text:p>
      <text:p text:style-name="Preformatted_20_Text"><text:span text:style-name="Source_20_Text"><text:s text:c="4"/></text:span></text:p>
      <text:p text:style-name="Preformatted_20_Text"><text:span text:style-name="Source_20_Text"><text:s text:c="4"/>cursor = db.cursor()</text:span></text:p>
      <text:p text:style-name="Preformatted_20_Text"><text:span text:style-name="Source_20_Text"><text:s text:c="4"/>cursor.execute("INSERT INTO usuarios (nombre, correo, contrasena) VALUES (%s, %s, %s)", </text:span></text:p>
      <text:p text:style-name="Preformatted_20_Text"><text:span text:style-name="Source_20_Text"><text:s text:c="19"/>(nombre, correo, contrasena))</text:span></text:p>
      <text:p text:style-name="Preformatted_20_Text"><text:span text:style-name="Source_20_Text"><text:s text:c="4"/>db.commit()</text:span></text:p>
      <text:p text:style-name="Preformatted_20_Text"><text:span text:style-name="Source_20_Text"><text:s text:c="4"/>return jsonify({"mensaje": "Usuario creado"}), 201</text:span></text:p>
      <text:p text:style-name="Preformatted_20_Text"/>
      <text:p text:style-name="Preformatted_20_Text"><text:span text:style-name="Source_20_Text">@app.route('/api/archivos', methods=['POST'])</text:span></text:p>
      <text:p text:style-name="Preformatted_20_Text"><text:span text:style-name="Source_20_Text">def subir_archivo():</text:span></text:p>
      <text:p text:style-name="Preformatted_20_Text"><text:span text:style-name="Source_20_Text"><text:s text:c="4"/>archivo = request.files['archivo']</text:span></text:p>
      <text:p text:style-name="Preformatted_20_Text"><text:span text:style-name="Source_20_Text"><text:s text:c="4"/>contenido = archivo.read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cursor = db.cursor()</text:span></text:p>
      <text:p text:style-name="Preformatted_20_Text"><text:soft-page-break/><text:span text:style-name="Source_20_Text"><text:s text:c="4"/>cursor.execute("INSERT INTO archivos (nombre, contenido) VALUES (%s, %s)", </text:span></text:p>
      <text:p text:style-name="Preformatted_20_Text"><text:span text:style-name="Source_20_Text"><text:s text:c="19"/>(archivo.filename, contenido))</text:span></text:p>
      <text:p text:style-name="Preformatted_20_Text"><text:span text:style-name="Source_20_Text"><text:s text:c="4"/>db.commit()</text:span></text:p>
      <text:p text:style-name="Preformatted_20_Text"><text:span text:style-name="Source_20_Text"><text:s text:c="4"/>return jsonify({"mensaje": "Archivo subido"}), 201</text:span></text:p>
      <text:p text:style-name="Preformatted_20_Text"/>
      <text:p text:style-name="Preformatted_20_Text"><text:span text:style-name="Source_20_Text">@app.route('/api/archivos/&lt;int:id&gt;', methods=['GET'])</text:span></text:p>
      <text:p text:style-name="Preformatted_20_Text"><text:span text:style-name="Source_20_Text">def obtener_archivo(id):</text:span></text:p>
      <text:p text:style-name="Preformatted_20_Text"><text:span text:style-name="Source_20_Text"><text:s text:c="4"/>cursor = db.cursor()</text:span></text:p>
      <text:p text:style-name="Preformatted_20_Text"><text:span text:style-name="Source_20_Text"><text:s text:c="4"/>cursor.execute("SELECT nombre, contenido FROM archivos WHERE id=%s", (id,))</text:span></text:p>
      <text:p text:style-name="Preformatted_20_Text"><text:span text:style-name="Source_20_Text"><text:s text:c="4"/>archivo = cursor.fetchone()</text:span></text:p>
      <text:p text:style-name="Preformatted_20_Text"><text:span text:style-name="Source_20_Text"><text:s text:c="4"/>if archivo:</text:span></text:p>
      <text:p text:style-name="Preformatted_20_Text"><text:span text:style-name="Source_20_Text"><text:s text:c="8"/>return archivo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turn jsonify({"mensaje": "Archivo no encontrado"}), 404</text:span></text:p>
      <text:p text:style-name="Preformatted_20_Text"/>
      <text:p text:style-name="Preformatted_20_Text"><text:span text:style-name="Source_20_Text">if __name__ == '__main__':</text:span></text:p>
      <text:p text:style-name="P1"><text:span text:style-name="Source_20_Text"><text:s text:c="4"/>app.run(host="0.0.0.0", port=8080)</text:span></text:p>
      <text:h text:style-name="Heading_20_4" text:outline-level="4">4.3 Crear la función <text:span text:style-name="Source_20_Text">calculariva</text:span></text:h>
      <text:p text:style-name="Text_20_body">En <text:span text:style-name="Source_20_Text">app.py</text:span>, añade la función <text:span text:style-name="Source_20_Text">calculariva</text:span>:</text:p>
      <text:p text:style-name="Preformatted_20_Text"><text:span text:style-name="Source_20_Text">def calculariva(importe):</text:span></text:p>
      <text:p text:style-name="P1"><text:span text:style-name="Source_20_Text"><text:s text:c="4"/>return importe * 0.21</text:span></text:p>
      <text:h text:style-name="Heading_20_4" text:outline-level="4">4.4 Crear pruebas unitarias</text:h>
      <text:p text:style-name="Text_20_body">En la carpeta <text:span text:style-name="Source_20_Text">tests</text:span>, crea el archivo <text:span text:style-name="Source_20_Text">test_calculariva.py</text:span> para las pruebas unitarias de la función <text:span text:style-name="Source_20_Text">calculariva</text:span>.</text:p>
      <text:p text:style-name="Preformatted_20_Text"><text:span text:style-name="Source_20_Text">import unittest</text:span></text:p>
      <text:p text:style-name="Preformatted_20_Text"><text:span text:style-name="Source_20_Text">from app import calculariva</text:span></text:p>
      <text:p text:style-name="Preformatted_20_Text"/>
      <text:p text:style-name="Preformatted_20_Text"><text:span text:style-name="Source_20_Text">class TestCalcularIVA(unittest.TestCase):</text:span></text:p>
      <text:p text:style-name="Preformatted_20_Text"><text:span text:style-name="Source_20_Text"><text:s text:c="4"/>def test_calculariva(self):</text:span></text:p>
      <text:p text:style-name="Preformatted_20_Text"><text:span text:style-name="Source_20_Text"><text:s text:c="8"/>self.assertEqual(calculariva(100), 21.0)</text:span></text:p>
      <text:p text:style-name="Preformatted_20_Text"/>
      <text:p text:style-name="Preformatted_20_Text"><text:span text:style-name="Source_20_Text">if __name__ == '__main__':</text:span></text:p>
      <text:p text:style-name="P1"><text:span text:style-name="Source_20_Text"><text:s text:c="4"/>unittest.main()</text:span></text:p>
      <text:h text:style-name="Heading_20_3" text:outline-level="3">5. <text:span text:style-name="Strong_20_Emphasis">Dockerización de la aplicación</text:span></text:h>
      <text:h text:style-name="Heading_20_4" text:outline-level="4">5.1 Dockerfile para la API de Python</text:h>
      <text:p text:style-name="Text_20_body">Crea un archivo llamado <text:span text:style-name="Source_20_Text">Dockerfile.python</text:span>:</text:p>
      <text:p text:style-name="Preformatted_20_Text"><text:span text:style-name="Source_20_Text">FROM python:3.9-slim</text:span></text:p>
      <text:p text:style-name="Preformatted_20_Text"/>
      <text:p text:style-name="Preformatted_20_Text"><text:span text:style-name="Source_20_Text">WORKDIR /app</text:span></text:p>
      <text:p text:style-name="Preformatted_20_Text"><text:span text:style-name="Source_20_Text">COPY . /app</text:span></text:p>
      <text:p text:style-name="Preformatted_20_Text"/>
      <text:p text:style-name="Preformatted_20_Text"><text:span text:style-name="Source_20_Text">RUN pip install Flask Flask-MySQLdb</text:span></text:p>
      <text:p text:style-name="Preformatted_20_Text"/>
      <text:p text:style-name="P1"><text:span text:style-name="Source_20_Text">CMD ["python", "app.py"]</text:span></text:p>
      <text:h text:style-name="Heading_20_4" text:outline-level="4">5.2 Dockerfile para Apache</text:h>
      <text:p text:style-name="Text_20_body">Crea el archivo <text:span text:style-name="Source_20_Text">Dockerfile.apache</text:span> para la configuración de Apache:</text:p>
      <text:p text:style-name="Preformatted_20_Text"><text:span text:style-name="Source_20_Text">FROM httpd:latest</text:span></text:p>
      <text:p text:style-name="Preformatted_20_Text"><text:soft-page-break/></text:p>
      <text:p text:style-name="Preformatted_20_Text"><text:span text:style-name="Source_20_Text">COPY ./static /usr/local/apache2/htdocs/</text:span></text:p>
      <text:p text:style-name="Preformatted_20_Text"><text:span text:style-name="Source_20_Text">COPY ./app/static /usr/local/apache2/htdocs/api/</text:span></text:p>
      <text:p text:style-name="Preformatted_20_Text"/>
      <text:p text:style-name="Preformatted_20_Text"><text:span text:style-name="Source_20_Text">RUN echo "ProxyPass /api/ http://python:8080/" &gt;&gt; /usr/local/apache2/conf/httpd.conf &amp;&amp; \</text:span></text:p>
      <text:p text:style-name="P1"><text:span text:style-name="Source_20_Text"><text:s text:c="4"/>echo "ProxyPassReverse /api/ http://python:8080/" &gt;&gt; /usr/local/apache2/conf/httpd.conf</text:span></text:p>
      <text:h text:style-name="Heading_20_4" text:outline-level="4">5.3 Docker Compose</text:h>
      <text:p text:style-name="Text_20_body">En el archivo <text:span text:style-name="Source_20_Text">docker-compose.yml</text:span>, define los servicios de <text:span text:style-name="Strong_20_Emphasis">Python</text:span>, <text:span text:style-name="Strong_20_Emphasis">MariaDB</text:span> y <text:span text:style-name="Strong_20_Emphasis">Apache</text:span>.</text:p>
      <text:p text:style-name="Preformatted_20_Text"><text:span text:style-name="Source_20_Text">version: '3'</text:span></text:p>
      <text:p text:style-name="Preformatted_20_Text"><text:span text:style-name="Source_20_Text">services:</text:span></text:p>
      <text:p text:style-name="Preformatted_20_Text"><text:span text:style-name="Source_20_Text"><text:s text:c="2"/>python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</text:span></text:p>
      <text:p text:style-name="Preformatted_20_Text"><text:span text:style-name="Source_20_Text"><text:s text:c="6"/>dockerfile: docker/Dockerfile.python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app:/app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i_red</text:span></text:p>
      <text:p text:style-name="Preformatted_20_Text"/>
      <text:p text:style-name="Preformatted_20_Text"><text:span text:style-name="Source_20_Text"><text:s text:c="2"/>mariadb:</text:span></text:p>
      <text:p text:style-name="Preformatted_20_Text"><text:span text:style-name="Source_20_Text"><text:s text:c="4"/>image: mariadb:latest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rootpassword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db:/docker-entrypoint-initdb.d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i_red</text:span></text:p>
      <text:p text:style-name="Preformatted_20_Text"/>
      <text:p text:style-name="Preformatted_20_Text"><text:span text:style-name="Source_20_Text"><text:s text:c="2"/>apache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</text:span></text:p>
      <text:p text:style-name="Preformatted_20_Text"><text:span text:style-name="Source_20_Text"><text:s text:c="6"/>dockerfile: docker/Dockerfile.apache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7777:80"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i_red</text:span></text:p>
      <text:p text:style-name="Preformatted_20_Text"/>
      <text:p text:style-name="Preformatted_20_Text"><text:span text:style-name="Source_20_Text">networks:</text:span></text:p>
      <text:p text:style-name="Preformatted_20_Text"><text:span text:style-name="Source_20_Text"><text:s text:c="2"/>mi_red:</text:span></text:p>
      <text:p text:style-name="P1"><text:span text:style-name="Source_20_Text"><text:s text:c="4"/>driver: bridge</text:span></text:p>
      <text:h text:style-name="Heading_20_3" text:outline-level="3">6. <text:span text:style-name="Strong_20_Emphasis">Pruebas SAST</text:span></text:h>
      <text:p text:style-name="Text_20_body">Para realizar un análisis estático de seguridad (SAST) de tu aplicación, puedes usar una herramienta como <text:span text:style-name="Strong_20_Emphasis">Bandit</text:span> o <text:span text:style-name="Strong_20_Emphasis">SonarQube</text:span>. Para Bandit:</text:p>
      <text:list text:style-name="L2">
        <text:list-item>
          <text:p text:style-name="P6">Instala Bandit:</text:p>
          <text:p text:style-name="P2"><text:span text:style-name="Source_20_Text">pip install bandit</text:span></text:p>
        </text:list-item>
        <text:list-item>
          <text:p text:style-name="P6">Ejecuta Bandit sobre tu código:</text:p>
          <text:p text:style-name="P2"><text:span text:style-name="Source_20_Text">bandit -r ./app</text:span></text:p>
        </text:list-item>
        <text:list-item>
          <text:p text:style-name="P6">Revisa el informe generado.</text:p>
        </text:list-item>
      </text:list>
      <text:h text:style-name="Heading_20_3" text:outline-level="3"><text:soft-page-break/>7. <text:span text:style-name="Strong_20_Emphasis">Subir a GitHub</text:span></text:h>
      <text:list text:style-name="L3">
        <text:list-item>
          <text:p text:style-name="P7">Crea un repositorio en GitHub y sube tu proyecto completo. </text:p>
        </text:list-item>
      </text:list>
      <text:h text:style-name="Heading_20_3" text:outline-level="3">8. <text:span text:style-name="Strong_20_Emphasis">Despliegue</text:span></text:h>
      <text:list text:style-name="L4">
        <text:list-item>
          <text:p text:style-name="P8">Para construir y correr los contenedores con Docker Compose, ejecuta:</text:p>
          <text:p text:style-name="P3"><text:span text:style-name="Source_20_Text">docker-compose up --build</text:span></text:p>
        </text:list-item>
        <text:list-item>
          <text:p text:style-name="P8">La API estará disponible en <text:span text:style-name="Source_20_Text">http://localhost:7777/api/</text:span>.</text:p>
        </text:list-item>
      </text:list>
      <text:h text:style-name="Heading_20_3" text:outline-level="3">9. <text:span text:style-name="Strong_20_Emphasis">Documentación</text:span></text:h>
      <text:p text:style-name="Text_20_body">Prepara un archivo <text:span text:style-name="Strong_20_Emphasis">README.md</text:span> con la descripción del proyecto, las funcionalidades y los pasos para desplegarlo.</text:p>
      <text:p text:style-name="Text_20_body">¡Con esto, tendrás una aplicación web que usa una API REST en Python y se encuentra desplegada en contenedores Docker, con todas las funcionalidades requeridas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1:47:26.716074931</meta:creation-date>
    <dc:date>2024-12-05T11:47:51.436543279</dc:date>
    <meta:editing-duration>PT25S</meta:editing-duration>
    <meta:editing-cycles>1</meta:editing-cycles>
    <meta:document-statistic meta:table-count="0" meta:image-count="0" meta:object-count="0" meta:page-count="5" meta:paragraph-count="170" meta:word-count="844" meta:character-count="6680" meta:non-whitespace-character-count="5575"/>
    <meta:generator>LibreOffice/7.4.2.3$Linux_X86_64 LibreOffice_project/40$Build-3</meta:generator>
  </office:meta>
</office:document-meta>
</file>